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99ccff" draw:marker-start-width="0.35cm" draw:marker-end-width="0.3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27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draw:marker-start-width="0.35cm" draw:marker-end-width="0.35cm" draw:fill="hatch" draw:fill-hatch-name="Black_20_45_20_Degrees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8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solid" draw:fill-color="#ffffff" fo:min-height="0.693cm"/>
    </style:style>
    <style:style style:name="gr10" style:family="graphic" style:parent-style-name="standard">
      <style:graphic-properties draw:stroke="none" svg:stroke-color="#000000" draw:fill="solid" draw:fill-color="#ffffff" fo:min-height="0.522cm"/>
    </style:style>
    <style:style style:name="gr11" style:family="graphic" style:parent-style-name="standard">
      <style:graphic-properties draw:stroke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7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8pt" fo:font-weight="bold" style:font-size-asian="28pt" style:font-size-complex="28pt"/>
    </style:style>
    <style:style style:name="P3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4" style:family="paragraph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P6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 fo:font-size="28pt" fo:font-weight="bold" style:font-size-asian="28pt" style:font-size-complex="28pt"/>
    </style:style>
    <style:style style:name="T2" style:family="text">
      <style:text-properties style:text-position="sub 58%" fo:font-family="'Times New Roman'" style:font-family-generic="roman" style:font-pitch="variable" fo:font-size="28pt" fo:font-weight="bold" style:font-size-asian="28pt" style:font-size-complex="28pt"/>
    </style:style>
    <style:style style:name="T3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4" style:family="text">
      <style:text-properties fo:font-family="Symbol" style:font-style-name="Normal" style:font-charset="x-symbol" fo:font-size="20pt" fo:font-weight="bold" style:font-family-asian="Symbol" style:font-style-name-asian="Normal" style:font-charset-asian="x-symbol" style:font-size-asian="20pt" style:font-weight-asian="bold" style:font-family-complex="Symbol" style:font-style-name-complex="Normal" style:font-charset-complex="x-symbol" style:font-size-complex="20pt" style:font-weight-complex="bold"/>
    </style:style>
    <style:style style:name="T5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7" style:family="text">
      <style:text-properties style:text-position="sub 58%" fo:font-family="'Times New Roman'" style:font-family-generic="roman" style:font-pitch="variable" fo:font-size="24pt" style:font-size-asian="24pt" style:font-size-complex="24pt"/>
    </style:style>
    <style:style style:name="T8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line draw:style-name="gr1" draw:text-style-name="P1" draw:layer="layout" svg:x1="3.44cm" svg:y1="3.909cm" svg:x2="15.964cm" svg:y2="5.262cm">
          <text:p/>
        </draw:line>
        <draw:line draw:style-name="gr2" draw:text-style-name="P1" draw:layer="layout" svg:x1="4.832cm" svg:y1="2.509cm" svg:x2="4.821cm" svg:y2="3.968cm">
          <text:p/>
        </draw:line>
        <draw:line draw:style-name="gr3" draw:text-style-name="P1" draw:layer="layout" svg:x1="3.768cm" svg:y1="2.505cm" svg:x2="5.158cm" svg:y2="2.502cm">
          <text:p/>
        </draw:line>
        <draw:frame draw:style-name="gr4" draw:text-style-name="P2" draw:layer="layout" svg:width="1.708cm" svg:height="1.877cm" svg:x="3.549cm" svg:y="0.848cm">
          <draw:text-box>
            <text:p><text:span text:style-name="T1">Z</text:span><text:span text:style-name="T2">1</text:span></text:p>
          </draw:text-box>
        </draw:frame>
        <draw:line draw:style-name="gr2" draw:text-style-name="P1" draw:layer="layout" svg:x1="14.98cm" svg:y1="3.41cm" svg:x2="15.001cm" svg:y2="5.061cm">
          <text:p/>
        </draw:line>
        <draw:line draw:style-name="gr3" draw:text-style-name="P1" draw:layer="layout" svg:x1="14.015cm" svg:y1="3.425cm" svg:x2="15.405cm" svg:y2="3.422cm">
          <text:p/>
        </draw:line>
        <draw:frame draw:style-name="gr4" draw:text-style-name="P2" draw:layer="layout" svg:width="2.969cm" svg:height="1.877cm" svg:x="13.563cm" svg:y="1.746cm">
          <draw:text-box>
            <text:p><text:span text:style-name="T1">Z</text:span><text:span text:style-name="T2">2</text:span></text:p>
          </draw:text-box>
        </draw:frame>
        <draw:custom-shape draw:style-name="gr5" draw:text-style-name="P1" draw:layer="layout" svg:width="0.557cm" svg:height="0.096cm" draw:transform="rotate (-0.876329817426353) translate (11.986cm 4.84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14.611cm" svg:height="1.617cm" draw:transform="rotate (-0.102276294166868) translate (2.208cm 6.842cm)">
          <text:p/>
        </draw:rect>
        <draw:line draw:style-name="gr7" draw:text-style-name="P1" draw:layer="layout" svg:x1="4.828cm" svg:y1="4.204cm" svg:x2="4.834cm" svg:y2="6.942cm">
          <text:p/>
        </draw:line>
        <draw:line draw:style-name="gr7" draw:text-style-name="P1" draw:layer="layout" svg:x1="4.815cm" svg:y1="8.88cm" svg:x2="4.821cm" svg:y2="12.915cm">
          <text:p/>
        </draw:line>
        <draw:line draw:style-name="gr7" draw:text-style-name="P1" draw:layer="layout" svg:x1="14.992cm" svg:y1="5.278cm" svg:x2="14.998cm" svg:y2="8.016cm">
          <text:p/>
        </draw:line>
        <draw:line draw:style-name="gr7" draw:text-style-name="P1" draw:layer="layout" svg:x1="15.005cm" svg:y1="9.941cm" svg:x2="15.011cm" svg:y2="12.679cm">
          <text:p/>
        </draw:line>
        <draw:line draw:style-name="gr8" draw:text-style-name="P1" draw:layer="layout" svg:x1="4.873cm" svg:y1="12.247cm" svg:x2="14.985cm" svg:y2="12.247cm">
          <text:p/>
        </draw:line>
        <draw:frame draw:style-name="gr9" draw:text-style-name="P3" draw:layer="layout" svg:width="1.507cm" svg:height="1.115cm" svg:x="4.205cm" svg:y="9.993cm">
          <draw:text-box>
            <text:p><text:span text:style-name="T3">(1)</text:span></text:p>
          </draw:text-box>
        </draw:frame>
        <draw:frame draw:style-name="gr9" draw:text-style-name="P3" draw:layer="layout" svg:width="1.519cm" svg:height="1.115cm" svg:x="14.436cm" svg:y="10.426cm">
          <draw:text-box>
            <text:p><text:span text:style-name="T3">(2)</text:span></text:p>
          </draw:text-box>
        </draw:frame>
        <draw:frame draw:style-name="gr10" draw:text-style-name="P4" draw:layer="layout" svg:width="1.323cm" svg:height="1.115cm" svg:x="9.262cm" svg:y="11.034cm">
          <draw:text-box>
            <text:p><text:span text:style-name="T4"></text:span><text:span text:style-name="T5">x</text:span></text:p>
          </draw:text-box>
        </draw:frame>
        <draw:custom-shape draw:style-name="gr11" draw:text-style-name="P5" draw:layer="layout" svg:width="1.838cm" svg:height="1.781cm" draw:transform="rotate (-0.155857902203094) translate (3.154cm 4.245cm)">
          <text:p text:style-name="P1"><text:span text:style-name="T6">Q</text:span><text:span text:style-name="T7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3.342cm" svg:height="0.971cm" svg:x="5.017cm" svg:y="1.939cm">
          <draw:text-box>
            <text:p><text:span text:style-name="T8">(unknown)</text:span></text:p>
          </draw:text-box>
        </draw:frame>
        <draw:frame draw:style-name="gr12" draw:text-style-name="P6" draw:layer="layout" svg:width="3.196cm" svg:height="0.971cm" svg:x="15.235cm" svg:y="2.831cm">
          <draw:text-box>
            <text:p><text:span text:style-name="T8">(known)</text:span></text:p>
          </draw:text-box>
        </draw:frame>
        <draw:frame draw:style-name="gr12" draw:text-style-name="P6" draw:layer="layout" svg:width="2.835cm" svg:height="0.971cm" draw:transform="rotate (-0.183259571459405) translate (2.472cm 5.585cm)">
          <draw:text-box>
            <text:p><text:span text:style-name="T8">(known)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2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07T18:23:59.10</meta:creation-date>
    <dc:date>2012-10-15T18:02:34.89</dc:date>
    <meta:editing-duration>PT01H58M57S</meta:editing-duration>
    <meta:editing-cycles>10</meta:editing-cycles>
    <meta:generator>LibreOffice/3.4$Win32 LibreOffice_project/340m1$Build-402</meta:generator>
    <meta:print-date>2011-01-10T18:18:52.37</meta:print-date>
    <meta:document-statistic meta:object-count="21"/>
  </office:meta>
</office:document-meta>
</file>